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hronicle" svg:font-family="Chronicle, Helvetica, Arial, sans-serif"/>
    <style:font-face style:name="Raleway" svg:font-family="Raleway, Arial, sans-serif"/>
    <style:font-face style:name="Roboto" svg:font-family="Roboto, arial, sans-serif"/>
    <style:font-face style:name="Typewriter" svg:font-family="Typewriter, 'Lucida Console', 'Lucida Sans Typewriter', Monaco, 'Courier New', Courier, monospace"/>
    <style:font-face style:name="proxima-nova" svg:font-family="proxima-nova, sans-serif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Georgia" fo:font-size="10.5pt" style:font-size-asian="10.5pt" style:font-size-complex="10.5pt"/>
    </style:style>
    <style:style style:name="P2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fo:font-variant="normal" fo:text-transform="none" fo:color="#000000" style:font-name="Georgia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fo:color="#000000" style:font-name="Georgia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 style:list-style-name="L9">
      <style:paragraph-properties fo:margin-left="0.022in" fo:margin-right="0in" fo:margin-top="0in" fo:margin-bottom="0in" fo:line-height="100%" fo:text-align="start" style:justify-single-word="false" fo:orphans="2" fo:widows="2" fo:text-indent="0in" style:auto-text-indent="false" style:writing-mode="lr-tb"/>
      <style:text-properties fo:color="#000000"/>
    </style:style>
    <style:style style:name="P6" style:family="paragraph" style:parent-style-name="Standard" style:list-style-name="L9" style:master-page-name="">
      <style:paragraph-properties fo:margin-left="0.022in" fo:margin-right="0in" fo:margin-top="0in" fo:margin-bottom="0in" fo:line-height="100%" fo:text-align="start" style:justify-single-word="false" fo:orphans="2" fo:widows="2" fo:text-indent="0in" style:auto-text-indent="false" style:page-number="auto" style:writing-mode="lr-tb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Georgia" fo:font-size="14pt" style:font-size-asian="14pt" style:font-size-complex="14pt"/>
    </style:style>
    <style:style style:name="P8" style:family="paragraph" style:parent-style-name="Text_20_body">
      <style:paragraph-properties fo:margin-top="0in" fo:margin-bottom="0in" fo:line-height="100%"/>
      <style:text-properties style:font-name="Georgia" fo:font-size="10.5pt" style:font-size-asian="10.5pt" style:font-size-complex="10.5pt"/>
    </style:style>
    <style:style style:name="P9" style:family="paragraph" style:parent-style-name="Text_20_body" style:list-style-name="L8">
      <style:paragraph-properties fo:margin-top="0in" fo:margin-bottom="0in" fo:line-height="100%" fo:orphans="2" fo:widows="2" fo:padding="0in" fo:border="none"/>
    </style:style>
    <style:style style:name="P10" style:family="paragraph" style:parent-style-name="Text_20_body">
      <style:paragraph-properties fo:margin-left="0in" fo:margin-right="0in" fo:margin-top="0in" fo:margin-bottom="0in" fo:line-height="100%" fo:orphans="2" fo:widows="2" fo:text-indent="0in" style:auto-text-indent="false"/>
      <style:text-properties fo:font-variant="normal" fo:text-transform="none" fo:color="#000000" style:font-name="Georgia" fo:font-size="10.5pt" fo:letter-spacing="normal" fo:font-weight="bold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margin-left="0in" fo:margin-right="0in" fo:margin-top="0in" fo:margin-bottom="0in" fo:line-height="100%" fo:orphans="2" fo:widows="2" fo:text-indent="0in" style:auto-text-indent="false"/>
    </style:style>
    <style:style style:name="P12" style:family="paragraph" style:parent-style-name="Text_20_body" style:list-style-name="L3">
      <style:paragraph-properties fo:margin-left="0in" fo:margin-right="0in" fo:margin-top="0in" fo:margin-bottom="0in" fo:line-height="100%" fo:orphans="2" fo:widows="2" fo:text-indent="0in" style:auto-text-indent="false" fo:padding="0in" fo:border="none"/>
    </style:style>
    <style:style style:name="P13" style:family="paragraph" style:parent-style-name="Text_20_body" style:list-style-name="L2">
      <style:paragraph-properties fo:margin-left="0in" fo:margin-right="0in" fo:margin-top="0in" fo:margin-bottom="0in" fo:line-height="100%" fo:orphans="2" fo:widows="2" fo:text-indent="0in" style:auto-text-indent="false" fo:padding="0in" fo:border="none"/>
    </style:style>
    <style:style style:name="P14" style:family="paragraph" style:parent-style-name="Text_20_body" style:list-style-name="L5">
      <style:paragraph-properties fo:margin-left="0in" fo:margin-right="0in" fo:margin-top="0in" fo:margin-bottom="0in" fo:line-height="100%" fo:orphans="2" fo:widows="2" fo:text-indent="0in" style:auto-text-indent="false" fo:padding="0in" fo:border="none"/>
    </style:style>
    <style:style style:name="P15" style:family="paragraph" style:parent-style-name="Text_20_body" style:list-style-name="L4">
      <style:paragraph-properties fo:margin-left="0in" fo:margin-right="0in" fo:margin-top="0in" fo:margin-bottom="0in" fo:line-height="100%" fo:orphans="2" fo:widows="2" fo:text-indent="0in" style:auto-text-indent="false" fo:padding="0in" fo:border="none"/>
    </style:style>
    <style:style style:name="P16" style:family="paragraph" style:parent-style-name="Text_20_body" style:list-style-name="L6">
      <style:paragraph-properties fo:margin-left="0in" fo:margin-right="0in" fo:margin-top="0in" fo:margin-bottom="0in" fo:line-height="100%" fo:orphans="2" fo:widows="2" fo:text-indent="0in" style:auto-text-indent="false" fo:padding="0in" fo:border="none"/>
    </style:style>
    <style:style style:name="P17" style:family="paragraph" style:parent-style-name="Text_20_body" style:list-style-name="L7">
      <style:paragraph-properties fo:margin-left="0in" fo:margin-right="0in" fo:margin-top="0in" fo:margin-bottom="0in" fo:line-height="100%" fo:orphans="2" fo:widows="2" fo:text-indent="0in" style:auto-text-indent="false" fo:padding="0in" fo:border="none"/>
    </style:style>
    <style:style style:name="P18" style:family="paragraph" style:parent-style-name="Text_20_body" style:list-style-name="L2">
      <style:paragraph-properties fo:margin-left="0in" fo:margin-right="0in" fo:margin-top="0in" fo:margin-bottom="0in" fo:line-height="100%" fo:orphans="2" fo:widows="2" fo:text-indent="0in" style:auto-text-indent="false" fo:padding="0in" fo:border="none"/>
      <style:text-properties fo:color="#000000"/>
    </style:style>
    <style:style style:name="P19" style:family="paragraph" style:parent-style-name="Text_20_body" style:list-style-name="L3">
      <style:paragraph-properties fo:margin-left="0in" fo:margin-right="0in" fo:margin-top="0in" fo:margin-bottom="0in" fo:line-height="100%" fo:orphans="2" fo:widows="2" fo:text-indent="0in" style:auto-text-indent="false" fo:padding="0in" fo:border="none"/>
      <style:text-properties fo:color="#000000"/>
    </style:style>
    <style:style style:name="P20" style:family="paragraph" style:parent-style-name="Text_20_body" style:list-style-name="L4">
      <style:paragraph-properties fo:margin-left="0in" fo:margin-right="0in" fo:margin-top="0in" fo:margin-bottom="0in" fo:line-height="100%" fo:orphans="2" fo:widows="2" fo:text-indent="0in" style:auto-text-indent="false" fo:padding="0in" fo:border="none"/>
      <style:text-properties fo:color="#000000"/>
    </style:style>
    <style:style style:name="P21" style:family="paragraph" style:parent-style-name="Text_20_body" style:list-style-name="L5">
      <style:paragraph-properties fo:margin-left="0in" fo:margin-right="0in" fo:margin-top="0in" fo:margin-bottom="0in" fo:line-height="100%" fo:orphans="2" fo:widows="2" fo:text-indent="0in" style:auto-text-indent="false" fo:padding="0in" fo:border="none"/>
      <style:text-properties fo:color="#000000"/>
    </style:style>
    <style:style style:name="P22" style:family="paragraph" style:parent-style-name="Text_20_body" style:list-style-name="L6">
      <style:paragraph-properties fo:margin-left="0in" fo:margin-right="0in" fo:margin-top="0in" fo:margin-bottom="0in" fo:line-height="100%" fo:orphans="2" fo:widows="2" fo:text-indent="0in" style:auto-text-indent="false" fo:padding="0in" fo:border="none"/>
      <style:text-properties fo:color="#000000"/>
    </style:style>
    <style:style style:name="P23" style:family="paragraph" style:parent-style-name="Text_20_body" style:list-style-name="L7">
      <style:paragraph-properties fo:margin-left="0in" fo:margin-right="0in" fo:margin-top="0in" fo:margin-bottom="0in" fo:line-height="100%" fo:orphans="2" fo:widows="2" fo:text-indent="0in" style:auto-text-indent="false" fo:padding="0in" fo:border="none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Georgia" fo:font-size="10.5pt" fo:letter-spacing="normal" style:font-size-asian="10.5pt" style:font-size-complex="10.5pt"/>
    </style:style>
    <style:style style:name="T3" style:family="text">
      <style:text-properties fo:font-variant="normal" fo:text-transform="none" fo:color="#000000" style:font-name="Georgia" fo:font-size="10.5pt" fo:letter-spacing="normal" fo:font-style="normal" fo:font-weight="bold" style:font-size-asian="10.5pt" style:font-size-complex="10.5pt"/>
    </style:style>
    <style:style style:name="T4" style:family="text"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T5" style:family="text">
      <style:text-properties fo:font-variant="normal" fo:text-transform="none" fo:color="#000000" style:font-name="Georgi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Georgia" fo:font-size="10.5pt" fo:letter-spacing="normal" fo:font-style="italic" fo:font-weight="normal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fo:letter-spacing="normal" fo:font-style="italic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Georgi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Georgia" fo:font-size="10.5pt" fo:letter-spacing="normal" fo:language="none" fo:country="none" fo:font-style="normal" fo:font-weight="normal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12" style:family="text">
      <style:text-properties fo:font-variant="normal" fo:text-transform="none" fo:color="#000000" style:font-name="Georgia" fo:font-size="10.5pt" fo:letter-spacing="normal" fo:language="none" fo:country="none" fo:font-style="normal" style:text-underline-style="solid" style:text-underline-width="auto" style:text-underline-color="font-color" fo:font-weight="normal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13" style:family="text">
      <style:text-properties fo:font-variant="normal" fo:text-transform="none" fo:color="#000000" style:font-name="Georgia" fo:font-size="10.5pt" fo:letter-spacing="normal" fo:language="none" fo:country="none" fo:font-style="italic" fo:font-weight="normal" style:font-name-asian="Georgia" style:font-size-asian="10.5pt" style:language-asian="none" style:country-asian="none" style:font-style-asian="italic" style:font-name-complex="Georgia" style:font-size-complex="10.5pt" style:language-complex="none" style:country-complex="none" style:font-style-complex="italic"/>
    </style:style>
    <style:style style:name="T14" style:family="text">
      <style:text-properties fo:font-variant="normal" fo:text-transform="none" fo:color="#000000" style:font-name="Georgia" fo:font-size="10.5pt" fo:letter-spacing="normal" fo:language="none" fo:country="none" fo:font-style="italic" style:text-underline-style="solid" style:text-underline-width="auto" style:text-underline-color="font-color" fo:font-weight="normal" style:font-name-asian="Georgia" style:font-size-asian="10.5pt" style:language-asian="none" style:country-asian="none" style:font-style-asian="italic" style:font-name-complex="Georgia" style:font-size-complex="10.5pt" style:language-complex="none" style:country-complex="none" style:font-style-complex="italic"/>
    </style:style>
    <style:style style:name="T15" style:family="text">
      <style:text-properties fo:font-variant="normal" fo:text-transform="none" fo:color="#000000" style:font-name="Georgia" fo:font-size="11pt" fo:letter-spacing="normal" fo:language="none" fo:country="none" fo:font-style="normal" fo:font-weight="normal" style:font-name-asian="Georgia" style:font-size-asian="11pt" style:language-asian="none" style:country-asian="none" style:font-name-complex="Georgia" style:font-size-complex="11pt" style:language-complex="none" style:country-complex="none"/>
    </style:style>
    <style:style style:name="T16" style:family="text">
      <style:text-properties fo:font-variant="normal" fo:text-transform="none" fo:color="#000000" style:font-name="Georgia" fo:font-size="11pt" fo:letter-spacing="normal" fo:language="none" fo:country="none" fo:font-style="normal" style:text-underline-style="solid" style:text-underline-width="auto" style:text-underline-color="font-color" fo:font-weight="normal" style:font-name-asian="Georgia" style:font-size-asian="11pt" style:language-asian="none" style:country-asian="none" style:font-name-complex="Georgia" style:font-size-complex="11pt" style:language-complex="none" style:country-complex="none"/>
    </style:style>
    <style:style style:name="T17" style:family="text">
      <style:text-properties fo:font-variant="normal" fo:text-transform="none" style:font-name="Georgia" fo:font-size="10.5pt" fo:letter-spacing="normal" fo:font-style="normal" fo:font-weight="bold" style:font-size-asian="10.5pt" style:font-weight-asian="bold" style:font-size-complex="10.5pt" style:font-weight-complex="bold"/>
    </style:style>
    <style:style style:name="T18" style:family="text">
      <style:text-properties fo:font-variant="normal" fo:text-transform="none" style:font-name="Georgia" fo:font-size="10.5pt" fo:letter-spacing="normal" fo:font-style="normal" fo:font-weight="normal" style:font-size-asian="10.5pt" style:font-size-complex="10.5pt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color="#000000" style:font-name="Georgia" fo:font-size="10.5pt" fo:language="none" fo:country="none" fo:font-style="normal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21" style:family="text">
      <style:text-properties fo:color="#000000" style:font-name="Georgia" fo:font-size="10.5pt" fo:language="none" fo:country="none" fo:font-style="italic" fo:font-weight="normal" style:font-name-asian="Georgia" style:font-size-asian="10.5pt" style:language-asian="none" style:country-asian="none" style:font-style-asian="italic" style:font-weight-asian="normal" style:font-name-complex="Georgia" style:font-size-complex="10.5pt" style:language-complex="none" style:country-complex="none" style:font-style-complex="italic" style:font-weight-complex="normal"/>
    </style:style>
    <style:style style:name="T22" style:family="text">
      <style:text-properties style:font-name="Georgia" fo:font-size="10.5pt" fo:language="none" fo:country="none" fo:font-style="normal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23" style:family="text">
      <style:text-properties style:font-name="Georgia" fo:font-size="12pt" fo:language="none" fo:country="none" fo:font-style="normal" fo:font-weight="normal" style:font-name-asian="Georgia" style:font-size-asian="12pt" style:language-asian="none" style:country-asian="none" style:font-weight-asian="normal" style:font-name-complex="Georgia" style:font-size-complex="12pt" style:language-complex="none" style:country-complex="none" style:font-weight-complex="normal"/>
    </style:style>
    <style:style style:name="T24" style:family="text">
      <style:text-properties style:font-name="Georgia" fo:font-style="normal"/>
    </style:style>
    <style:style style:name="T25" style:family="text">
      <style:text-properties style:font-name="Georgia" fo:font-style="normal" fo:font-weight="normal" style:font-weight-asian="normal" style:font-weight-complex="normal"/>
    </style:style>
    <style:style style:name="T26" style:family="text">
      <style:text-properties style:font-name="Georgia" fo:language="none" fo:country="none" fo:font-weight="normal" style:font-name-asian="Georgia" style:language-asian="none" style:country-asian="none" style:font-weight-asian="normal" style:font-name-complex="Georgia" style:language-complex="none" style:country-complex="none" style:font-weight-complex="normal"/>
    </style:style>
    <style:style style:name="T27" style:family="text">
      <style:text-properties style:font-name="Georgia" fo:language="none" fo:country="none" style:text-underline-style="solid" style:text-underline-width="auto" style:text-underline-color="font-color" fo:font-weight="normal" style:font-name-asian="Georgia" style:language-asian="none" style:country-asian="none" style:font-weight-asian="normal" style:font-name-complex="Georgia" style:language-complex="none" style:country-complex="none" style:font-weight-complex="normal"/>
    </style:style>
    <style:style style:name="T28" style:family="text">
      <style:text-properties style:font-name="Georgia" fo:language="none" fo:country="none" fo:font-style="italic" style:text-underline-style="solid" style:text-underline-width="auto" style:text-underline-color="font-color" fo:font-weight="normal" style:font-name-asian="Georgia" style:language-asian="none" style:country-asian="none" style:font-style-asian="italic" style:font-weight-asian="normal" style:font-name-complex="Georgia" style:language-complex="none" style:country-complex="none" style:font-style-complex="italic" style:font-weight-complex="normal"/>
    </style:style>
    <style:style style:name="T29" style:family="text">
      <style:text-properties style:font-name="Georgia"/>
    </style:style>
    <style:style style:name="T30" style:family="text">
      <style:text-properties style:font-name="Georgia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language="none" fo:country="none" style:font-name-asian="Georgia" style:language-asian="none" style:country-asian="none" style:font-name-complex="Georgia" style:language-complex="none" style:country-complex="none"/>
    </style:style>
    <style:style style:name="T32" style:family="text">
      <style:text-properties fo:color="#545454" style:font-name="Georgia" fo:font-size="12pt" fo:language="none" fo:country="none" fo:font-style="italic" fo:font-weight="normal" style:font-name-asian="Georgia" style:font-size-asian="12pt" style:language-asian="none" style:country-asian="none" style:font-style-asian="italic" style:font-weight-asian="normal" style:font-name-complex="Georgia" style:font-size-complex="12pt" style:language-complex="none" style:country-complex="none" style:font-style-complex="italic" style:font-weight-complex="normal"/>
    </style:style>
    <style:style style:name="T33" style:family="text">
      <style:text-properties fo:color="#545454" style:font-name="Georgia" fo:font-size="10.5pt" fo:language="none" fo:country="none" fo:font-style="italic" fo:font-weight="normal" style:font-name-asian="Georgia" style:font-size-asian="10.5pt" style:language-asian="none" style:country-asian="none" style:font-style-asian="italic" style:font-weight-asian="normal" style:font-name-complex="Georgia" style:font-size-complex="10.5pt" style:language-complex="none" style:country-complex="none" style:font-style-complex="italic" style:font-weight-complex="normal"/>
    </style:style>
    <style:style style:name="T34" style:family="text">
      <style:text-properties fo:color="#bf3030" style:font-name="Georgia" fo:font-size="12pt" fo:language="none" fo:country="none" fo:font-style="normal" fo:font-weight="normal" style:font-name-asian="Georgia" style:font-size-asian="12pt" style:language-asian="none" style:country-asian="none" style:font-weight-asian="normal" style:font-name-complex="Georgia" style:font-size-complex="12pt" style:language-complex="none" style:country-complex="none" style:font-weight-complex="normal"/>
    </style:style>
    <style:style style:name="T35" style:family="text">
      <style:text-properties fo:color="#bf3030" style:font-name="Georgia" fo:font-size="10.5pt" fo:language="none" fo:country="none" fo:font-style="normal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elebration of Deliverance</text:span> </text:p>
      <text:p text:style-name="P1"><text:span text:style-name="T1">Read:</text:span> Romans 7: 15-21</text:p>
      <text:p text:style-name="P1"><text:span text:style-name="T1">Text:</text:span> I <text:span text:style-name="T19">Thessalonians 5:8 “</text:span><text:span text:style-name="T31">But let us, who are of the day, be sober, put-ting on the breastplate of faith and love; and for an helmet, the hope of salvation.”</text:span></text:p>
      <text:p text:style-name="P2"><text:span text:style-name="T1">Introduction:</text:span> We have come together today to honor and celebrate 3 years of sobriety in the home of Brian &amp; Joyce. <text:s/>I hope that this message will bless them as well as provide a platform to help others who are ad-dicted. In reality many in our <text:span text:style-name="T29">culture are addicted. <text:s/>It's not only drunks who wake up in the morning and say, "Today, it's gonna be different. <text:s/>Some will say: Today, I won't eat compulsively," or, "I'll not yell at my kids," or, "I'll not spend money I don't have on things I don't need." Today, I won't look at <text:s/>pornography. <text:s/>Today, I will not play video games. <text:s/>Today, I will not lie to myself. <text:s/>Today, I'll take control. But we're not in control. <text:s/>That is the point. <text:s/>We're addicted to poison, people, praise, <text:s/>pos-sessions, and power. We live in a selfish <text:s/>driven culture. The pressure is to appear to be successful, to hide our weaknesses, and to get ahead in the world. </text:span></text:p>
      <text:p text:style-name="P2"><text:span text:style-name="T29"><text:s text:c="2"/>What do you think Jesus would say to persons with addictions? <text:s/></text:span></text:p>
      <text:p text:style-name="P2"><text:span text:style-name="T29"/></text:p>
      <text:p text:style-name="P3"><text:span text:style-name="T30">He would say</text:span><text:span text:style-name="T29">...</text:span></text:p>
      <text:p text:style-name="P2"><text:span text:style-name="T29"/></text:p>
      <text:list xml:id="list8250728184857556414" text:style-name="L9">
        <text:list-header>
          <text:p text:style-name="P6"><text:span text:style-name="Strong_20_Emphasis">I. </text:span><text:span text:style-name="Strong_20_Emphasis"><text:span text:style-name="T3">I love you and I offer you 100% forgiveness.</text:span></text:span><text:span text:style-name="Strong_20_Emphasis"><text:span text:style-name="T5"> T</text:span></text:span><text:span text:style-name="T4">he sweetest passage in the Bible is John 3:16: “</text:span><text:span text:style-name="T12">For God so loved the world, that he gave his only begotten Son, that whosoever believeth in him should not perish, but have everlasting life</text:span><text:span text:style-name="T11">.</text:span><text:span text:style-name="T4">” Jesus loves the alcoholic/addict, and Jesus showed that love by sacrificing Himself as the payment for sin.</text:span></text:p>
          <text:p text:style-name="P5"><text:span text:style-name="T18"/></text:p>
        </text:list-header>
      </text:list>
      <text:list xml:id="list3361797765237574202" text:style-name="L2">
        <text:list-header>
          <text:p text:style-name="P13"><text:span text:style-name="Strong_20_Emphasis"><text:span text:style-name="T2">II. </text:span></text:span><text:span text:style-name="Strong_20_Emphasis"><text:span text:style-name="T3">I love you even though you make mistakes. </text:span></text:span><text:span text:style-name="T4">God tells us in Jere-miah 31:34: “...</text:span><text:span text:style-name="T12">I will forgive their iniquity, and I will remember their sin no more</text:span><text:span text:style-name="T11">.”</text:span><text:span text:style-name="T4"> For those struggling with addictions, guilt is a huge barrier to requesting help. <text:s/>Jesus says none of that matters. <text:s/>He loves us and that doesn't change when we slip and fall.</text:span></text:p>
          <text:p text:style-name="P18"><text:span text:style-name="T18"/></text:p>
        </text:list-header>
      </text:list>
      <text:list xml:id="list152092103450015587" text:style-name="L3">
        <text:list-header>
          <text:p text:style-name="P12"><text:span text:style-name="Strong_20_Emphasis"><text:span text:style-name="T2">III. </text:span></text:span><text:span text:style-name="Strong_20_Emphasis"><text:span text:style-name="T3">I will help you carry your burden. </text:span></text:span><text:span text:style-name="T4">He promises to help us. He said: “</text:span><text:span text:style-name="T12">Come unto me, all </text:span><text:span text:style-name="T14">ye</text:span><text:span text:style-name="T12"> that labour and are heavy laden, and I will give you rest</text:span><text:span text:style-name="T11">.</text:span><text:span text:style-name="T4">” (Matthew 11:28) <text:s/>In the natural; recovery, from addiction, is a tiring and difficult process, but Jesus promises that He will be there, helping us along the way. He will give us His strength.</text:span></text:p>
          <text:p text:style-name="P19"><text:span text:style-name="T18"/></text:p>
        </text:list-header>
      </text:list>
      <text:list xml:id="list933672878015878575" text:style-name="L4">
        <text:list-header>
          <text:p text:style-name="P15"><text:span text:style-name="Strong_20_Emphasis"><text:span text:style-name="T2">IV. </text:span></text:span><text:span text:style-name="Strong_20_Emphasis"><text:span text:style-name="T3">You are my family. </text:span></text:span><text:span text:style-name="T4">Jesus calls us his brothers, sisters, and friends many times in the Bible. In Mark 3:35 Jesus said: “</text:span><text:span text:style-name="T16">For whosoever shall do the will of God, the same is my brother, and my sister, and mother</text:span><text:span text:style-name="T15">.” </text:span><text:span text:style-name="T4">This has significant implications for those who have lost rel-ationships with their loved ones and burned bridges with their friends. <text:s/>Jesus is the “...</text:span><text:span text:style-name="T11">friend </text:span><text:span text:style-name="T13">that</text:span><text:span text:style-name="T11"> sticketh closer than a brother.”(Proverbs 18:24)</text:span></text:p>
          <text:p text:style-name="P15"><text:span text:style-name="T4">A close relationship with Jesus is all we need, and He will provide the love and forgiveness we may not get from others in this world.</text:span></text:p>
          <text:p text:style-name="P20"><text:span text:style-name="T18"/></text:p>
        </text:list-header>
      </text:list>
      <text:list xml:id="list2623703447067086581" text:style-name="L5">
        <text:list-header>
          <text:p text:style-name="P14"><text:span text:style-name="Strong_20_Emphasis"><text:span text:style-name="T2">V. </text:span></text:span><text:span text:style-name="Strong_20_Emphasis"><text:span text:style-name="T3">I have set you free. <text:s/></text:span></text:span><text:span text:style-name="T4">Alcoholism takes people captive, causing them to be a slave to drinking. <text:s/>Jesus sets us free. “</text:span><text:span text:style-name="T12">The LORD </text:span><text:span text:style-name="T14">is</text:span><text:span text:style-name="T12"> nigh unto them that are of a broken heart; and saveth such as be of a contrite spirit</text:span><text:span text:style-name="T11">.” <text:s/></text:span></text:p>
          <text:p text:style-name="P21"><text:span text:style-name="T18">(Psalm 34:18) Sin, including all addictive behaviors, drags us down, weighs on our hearts, and crushes our spirit. When we trust in God’s for-giveness through Jesus Christ, we can turn to God and claim His promise to set us free.</text:span></text:p>
          <text:p text:style-name="P21"><text:span text:style-name="T18"/></text:p>
        </text:list-header>
      </text:list>
      <text:list xml:id="list5192486768397678727" text:style-name="L6">
        <text:list-header>
          <text:p text:style-name="P16"><text:span text:style-name="Strong_20_Emphasis"><text:span text:style-name="T2">VI. </text:span></text:span><text:span text:style-name="Strong_20_Emphasis"><text:span text:style-name="T3">Satan came to destroy you, but I came to save you. <text:s/></text:span></text:span><text:span text:style-name="T4">Jesus gives us new life; we no longer have to live in fear of sin or death. “</text:span><text:span text:style-name="T12">The thief cometh not, but for to steal, and to kill, and to destroy: I am come that they might have life, and that they might have </text:span><text:span text:style-name="T14">it</text:span><text:span text:style-name="T12"> more abundantly</text:span><text:span text:style-name="T11">.</text:span><text:span text:style-name="T4">” (John 10:10) Not only does Jesus want us to have a good life, but He wants to give us a life filled with abundant blessings. <text:s/>He wants us to have a better life than we can imagine.</text:span></text:p>
          <text:p text:style-name="P22"><text:span text:style-name="T18"/></text:p>
        </text:list-header>
      </text:list>
      <text:list xml:id="list5208563030224258564" text:style-name="L7">
        <text:list-header>
          <text:p text:style-name="P17"><text:span text:style-name="Strong_20_Emphasis"><text:span text:style-name="T3">VII. I Came to bring you peace.</text:span></text:span><text:span text:style-name="Strong_20_Emphasis"><text:span text:style-name="T5"> Perhaps the biggest loss of the addicted is a sense of peace. </text:span></text:span><text:span text:style-name="T4"><text:s/>God promises to be with us, giving us peace. “</text:span><text:span text:style-name="T12">Thou wilt keep </text:span><text:span text:style-name="T14">him</text:span><text:span text:style-name="T12"> in perfect peace, </text:span><text:span text:style-name="T14">whose</text:span><text:span text:style-name="T12"> mind </text:span><text:span text:style-name="T14">is</text:span><text:span text:style-name="T12"> stayed </text:span><text:span text:style-name="T14">on thee:</text:span><text:span text:style-name="T12"> be-cause he trusteth in thee</text:span><text:span text:style-name="T11">.</text:span><text:span text:style-name="T4">” (Isaiah 26:3) <text:s/>Our responsibility is keep our eyes and mind on God, and He will keep us in His perfect peace.</text:span></text:p>
          <text:p text:style-name="P23"><text:span text:style-name="T18"/></text:p>
        </text:list-header>
      </text:list>
      <text:p text:style-name="P10">VIII. I will provide an escape route. <text:span text:style-name="T25">I Corinthians 10:13 “</text:span><text:span text:style-name="T27">There hath no temptation taken you but such as is common to man: but God </text:span><text:span text:style-name="T28">is</text:span><text:span text:style-name="T27"> faith-ful, who will not suffer you to be tempted above that ye are able; but will with the temptation also make a way to escape</text:span><text:span text:style-name="T26">...</text:span><text:span text:style-name="T25">” <text:s/>God never points out a problem without offering a solution. <text:s/>When we cry out to Him He will lead us to an escape route. <text:s/>This is not to say that the path out of addict-ions is an easy path but it is a promise that there is a way out if you are willing to follow God's GPS.</text:span></text:p>
      <text:p text:style-name="P10"><text:span text:style-name="T25"/></text:p>
      <text:p text:style-name="P10"><text:span text:style-name="T24">Conclude:</text:span><text:span text:style-name="T25"> As we honor Brian &amp; Joyce today; there would be no greater honor for them</text:span><text:span text:style-name="T24"> and</text:span><text:span text:style-name="T25"> no better result of this message than for someone here, today, to start their journey of deliverance from addiction. </text:span></text:p>
      <text:p text:style-name="P11"><text:span text:style-name="T5"><text:s text:c="2"/>Have you trusted Christ for salvation yet still struggle with addictions? <text:s/>Jesus knows all about it and still calls to you to “ </text:span><text:span text:style-name="T20">Come unto me, all </text:span><text:span text:style-name="T21">ye</text:span><text:span text:style-name="T20"> that labour and are heavy laden, and I will give you rest.”</text:span><text:span text:style-name="T5">(Matthew 11:28)</text:span></text:p>
      <text:p text:style-name="P4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hronicle" svg:font-family="Chronicle, Helvetica, Arial, sans-serif"/>
    <style:font-face style:name="Raleway" svg:font-family="Raleway, Arial, sans-serif"/>
    <style:font-face style:name="Roboto" svg:font-family="Roboto, arial, sans-serif"/>
    <style:font-face style:name="Typewriter" svg:font-family="Typewriter, 'Lucida Console', 'Lucida Sans Typewriter', Monaco, 'Courier New', Courier, monospace"/>
    <style:font-face style:name="proxima-nova" svg:font-family="proxima-nova, sans-serif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17</meta:editing-cycles>
    <meta:creation-date>2014-03-28T17:34:00</meta:creation-date>
    <dc:date>2022-10-14T13:46:03.78</dc:date>
    <meta:editing-duration>P1DT1H15M28S</meta:editing-duration>
    <meta:generator>OpenOffice/4.1.3$Win32 OpenOffice.org_project/413m1$Build-9783</meta:generator>
    <meta:printed-by>Joel Tice</meta:printed-by>
    <meta:print-date>2022-10-14T13:45:27.10</meta:print-date>
    <meta:document-statistic meta:table-count="0" meta:image-count="0" meta:object-count="0" meta:page-count="1" meta:paragraph-count="18" meta:word-count="928" meta:character-count="49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